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serif" svg:font-family="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language="en" fo:country="GB"/>
    </style:style>
    <style:style style:name="P6" style:family="paragraph" style:parent-style-name="Standard">
      <style:paragraph-properties fo:margin-left="0cm" fo:margin-right="0cm" fo:text-align="justify" style:justify-single-word="false" fo:text-indent="1.251cm" style:auto-text-indent="false"/>
    </style:style>
    <style:style style:name="P7" style:family="paragraph" style:parent-style-name="Standard">
      <style:paragraph-properties fo:margin-left="1.27cm" fo:margin-right="0cm" fo:text-align="justify" style:justify-single-word="false" fo:text-indent="1.231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master-page-name="MP0">
      <style:paragraph-properties fo:text-align="center" style:justify-single-word="false" style:page-number="auto" fo:break-before="pag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9" style:family="paragraph" style:parent-style-name="Standard" style:list-style-name="L1">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list-style-name="L2">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list-style-name="L3">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49565"/>
    </style:style>
    <style:style style:name="P14" style:family="paragraph" style:parent-style-name="Standard">
      <style:paragraph-properties fo:text-align="justify" style:justify-single-word="false"/>
      <style:text-properties style:text-underline-style="none"/>
    </style:style>
    <style:style style:name="T1" style:family="text">
      <style:text-properties style:font-name="serif" fo:font-size="12.5pt" fo:language="en" fo:country="GB" style:font-size-asian="12.5pt"/>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0439e6" style:text-underline-mode="continuous" style:text-overline-mode="continuous" style:text-line-through-mode="continuous"/>
    </style:style>
    <style:style style:name="T4" style:family="text">
      <style:text-properties style:text-underline-style="solid" style:text-underline-width="auto" style:text-underline-color="font-color" officeooo:rsid="000136c4"/>
    </style:style>
    <style:style style:name="T5" style:family="text">
      <style:text-properties style:text-underline-style="solid" style:text-underline-width="auto" style:text-underline-color="font-color" officeooo:rsid="000439e6"/>
    </style:style>
    <style:style style:name="T6" style:family="text">
      <style:text-properties officeooo:rsid="000136c4"/>
    </style:style>
    <style:style style:name="T7" style:family="text">
      <style:text-properties officeooo:rsid="000439e6"/>
    </style:style>
    <style:style style:name="T8" style:family="text">
      <style:text-properties officeooo:rsid="00049565"/>
    </style:style>
    <text:list-style style:name="L1">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cumentation technique du projet Data_Project</text:p>
      <text:p text:style-name="P1">EXOLOOK, explorateur d’exoplanètes.</text:p>
      <text:p text:style-name="P2"/>
      <text:list xml:id="list1332421786238934278" text:style-name="L1">
        <text:list-item>
          <text:p text:style-name="P9">Présentation du projet</text:p>
        </text:list-item>
      </text:list>
      <text:p text:style-name="P4"/>
      <text:p text:style-name="P6">Le projet est basé sur une base de données recensant les exo-planètes découvertes, leurs caractéristiques ainsi que celles de leur étoile.</text:p>
      <text:p text:style-name="P4"/>
      <text:p text:style-name="P6">C’est par système de fiche que le site invite le visiteur à les découvrir. Plusieurs systèmes de recherche sont proposés au visiteur, notamment un affichage aléatoire, une recherche par type de données (ordre croissant et décroissant) et une recherche par nom.</text:p>
      <text:p text:style-name="P4"/>
      <text:list xml:id="list110233587841581" text:continue-numbering="true" text:style-name="L1">
        <text:list-item>
          <text:p text:style-name="P9">Structure et programmation</text:p>
        </text:list-item>
      </text:list>
      <text:p text:style-name="P4"/>
      <text:list xml:id="list1608629995460093929" text:style-name="L2">
        <text:list-item>
          <text:p text:style-name="P10">Structure</text:p>
        </text:list-item>
      </text:list>
      <text:p text:style-name="P4"/>
      <text:p text:style-name="P4"><text:tab/>Ce projet fonctionne sous un modèle de MVC simple. L’index à la racine est un routeur. Le système de $page permet de modifier la vue. En effet dans l’index situé dans /view/template qui comprend le head et les éléments qui ne bougent pas ( header / footer ) il y a un include de la variable $page. Cette variable correspond de base à l’index situé dans /view/. C’est donc le retour visuel de celui-ci qui se passe au chargement du site.</text:p>
      <text:p text:style-name="P4"/>
      <text:p text:style-name="P4"><text:tab/>Si un $_GET[‘page] est passé dans l’url la variable $page est modifiée et il y a donc modification de la vue hors Header / Footer. Si il y a besoin de créer un lien pour modification de la vue il faudra écrire le lien sous cette forme : <text:s text:c="2"/>href=’index.php?page=votrePage’.</text:p>
      <text:p text:style-name="P4"/>
      <text:p text:style-name="P4"><text:tab/>Pour créer une nouvelle vue il faut créer la page directement dans /view/.</text:p>
      <text:p text:style-name="P4"/>
      <text:p text:style-name="P4"><text:tab/>Si vous avez besoin de faire appel à un contrôleur via une page dans la view il ne faut pas remonter. Vous aurez donc juste à taper ‘require(‘controller/votreController.php’). Par contre pour un appel d’image il faudra bien penser à écrire le chemin depuis la racine ( ‘view/images/votreImage ).</text:p>
      <text:p text:style-name="P4"/>
      <text:p text:style-name="P4"><text:tab/>Au niveau du nommage il n’y a pas de _ au niveau de controller ni dans la classe. Les différents ‘mots’ sont séparés par une majuscule. <text:s/></text:p>
      <text:p text:style-name="P4"/>
      <text:p text:style-name="P4">Les contrôleurs sont à placer dans le dossier controller. Si il y a une modification à faire au niveau de la class<text:span text:style-name="T7">e</text:span>, celle-ci est présente dans controller/class. Aucun namespace, n’est présent et il n’y a pas d’autoloader.</text:p>
      <text:p text:style-name="P4"/>
      <text:list xml:id="list110234261371186" text:continue-numbering="true" text:style-name="L2">
        <text:list-item>
          <text:p text:style-name="P10">Compilation du style</text:p>
        </text:list-item>
      </text:list>
      <text:p text:style-name="P4"/>
      <text:p text:style-name="P4">Le style du projet tourne en scss. S’il y a des modifications à faire à ce niveau il faudra taper en vous plaçant préalablement dans view/css</text:p>
      <text:p text:style-name="P4"/>
      <text:p text:style-name="P4"><text:tab/><text:tab/><text:tab/><text:span text:style-name="Police_20_par_20_défaut"><text:span text:style-name="T1">sass --watch style.scss:style.css</text:span></text:span></text:p>
      <text:p text:style-name="P5"/>
      <text:p text:style-name="P4">Pour que le changement soit compilé correctement dans le style.css</text:p>
      <text:p text:style-name="P4"/>
      <text:p text:style-name="P4"/>
      <text:p text:style-name="P4"/>
      <text:p text:style-name="P4"><text:soft-page-break/></text:p>
      <text:list xml:id="list110233587067892" text:continue-numbering="true" text:style-name="L2">
        <text:list-item>
          <text:p text:style-name="P10">Programmation</text:p>
        </text:list-item>
      </text:list>
      <text:p text:style-name="P4"/>
      <text:p text:style-name="P6">Le site est codé en programmation orientée objet. Le fichier Planete.php rangé dans /controller /class et contient la classe (objet) de notre site, et ainsi toutes les <text:span text:style-name="T6">méthodes </text:span>qui lui sont associées. </text:p>
      <text:p text:style-name="P4"/>
      <text:list xml:id="list103539055909820" text:style-name="L1">
        <text:list-item>
          <text:p text:style-name="P9">Fonctionnement</text:p>
        </text:list-item>
      </text:list>
      <text:p text:style-name="P3"/>
      <text:list xml:id="list4098807722607504521" text:style-name="L3">
        <text:list-item>
          <text:p text:style-name="P11">Les systèmes de recherche</text:p>
        </text:list-item>
      </text:list>
      <text:p text:style-name="P4"/>
      <text:p text:style-name="P7">1.1) Une génération aléatoire</text:p>
      <text:p text:style-name="P4"/>
      <text:p text:style-name="P6">Le point de départ de cette requête est le bouton ‘ICI’. Lors du clic de celui-ci apparition de la popUp et disparition du reste grâce au fichier popup.js.</text:p>
      <text:p text:style-name="P6">Le contrôleur get_methods.php est appelé au début de la PopUp. Celui-ci fait appel aux méthodes <text:s/>getRandomPlanete() et getSameStarPlanete() qui ressortent les données d’une planète prise aléatoirement et le nom des planètes qui font partie du même système solaire.</text:p>
      <text:p text:style-name="P6">Lors du clic sur les boutons Suivant ou Précédent les contrôleurs getNext.php et getPrev.php sont appelés. Ceux-ci font respectivement appel aux méthodes getPrevplanete() et getNextPlanete() qui ressortent les données de la planète suivante ou précédente selon l’id de la <text:span text:style-name="T7">planète</text:span> en cours qui est injecté sur les b<text:span text:style-name="T7">o</text:span>utons lors de la génération ajax.</text:p>
      <text:p text:style-name="P4"/>
      <text:p text:style-name="P4"/>
      <text:p text:style-name="P4"><text:tab/><text:tab/>1.2) <text:span text:style-name="Police_20_par_20_défaut"><text:span text:style-name="T2">Un champ de recherche avec système </text:span></text:span><text:span text:style-name="Police_20_par_20_défaut"><text:span text:style-name="T3">d’auto complétion</text:span></text:span></text:p>
      <text:p text:style-name="P4"/>
      <text:p text:style-name="P4"/>
      <text:p text:style-name="P4"><text:tab/>Pour l’auto-complétion, au keyUp une fonction située dans le fichier js.js fait appel au contrôleur rechercheAjax.php qui fait appel à la méthode searchPlanete() qui ressort le nom des planètes qui <text:span text:style-name="T7">commence de la même façon que </text:span>la recherche du champ. Il y a une limite de 20 sur le nombre de résultat pour ne pas noyer la page.</text:p>
      <text:p text:style-name="P4"><text:tab/>Si l’utilisateur cli<text:span text:style-name="T7">que</text:span> sur un des résultats une autre fonction située dans le fichier js.js fait appel au contrôleur rechercheplaneteUnique.php qui fait appel à la méthode GetSpecialPlanete() qu<text:span text:style-name="T7">i</text:span> ressort dans la popup les résultats souhaités.</text:p>
      <text:p text:style-name="P4"/>
      <text:p text:style-name="P4"/>
      <text:p text:style-name="P4"><text:tab/><text:tab/><text:span text:style-name="Police_20_par_20_défaut"><text:span text:style-name="T2">1.3) Une sélection par filtres</text:span></text:span></text:p>
      <text:p text:style-name="P4"/>
      <text:p text:style-name="P4"><text:tab/>Lors d’une sélection, les valeurs associées aux p sont poussées dans des inputs type hidden. Lors du cli<text:span text:style-name="T8">c</text:span> sur le bouton envoyer une fonction située dans le fichier js.js appelle le contrôleur recupSelect.php qui grâce aux valeurs présentes dans les inputs modifie des variables qui sont passées dans l’appel de la méthode getSpecialPlanetebySelect() pour récupérer les planètes demandées. Il y a ensuite un retour sur la fonction qui injecte dans la popup les informations.</text:p>
      <text:p text:style-name="P4"/>
      <text:p text:style-name="P4"><text:tab/><text:tab/><text:span text:style-name="T5">1,4) Système Ajax</text:span><text:span text:style-name="T7"> </text:span></text:p>
      <text:p text:style-name="P4"/>
      <text:p text:style-name="P13">Chaque requête est appelée avec de l’ajax. Il y a aussi sur chaque contrôleur <text:span text:style-name="T8">trois</text:span> méthodes qui sont demandées. La première est propre à chacun mais <text:span text:style-name="T8">les deux autres sont</text:span> toujours getSameStarplanete() pour la visualisation des planètes sœurs <text:span text:style-name="T8">et getImagePlanete() pour récupérer une image</text:span>.</text:p>
      <text:p text:style-name="P4"/>
      <text:p text:style-name="P4"><text:soft-page-break/>Il y a donc <text:span text:style-name="T8">3</text:span> tableaux à renvoyer dans la vue. Il y a donc un jsonEncode sur chaque contrôleur et un parse dans le succès de l’ajax.</text:p>
      <text:p text:style-name="P4"/>
      <text:p text:style-name="P4"/>
      <text:p text:style-name="P4"><text:tab/><text:tab/><text:span text:style-name="T4">1,</text:span><text:span text:style-name="T5">5</text:span><text:span text:style-name="T4">) Comportement des boutons précédent et suivant</text:span></text:p>
      <text:p text:style-name="P4"><text:span text:style-name="T4"/></text:p>
      <text:p text:style-name="P14"><text:tab/><text:span text:style-name="T6">Pour ce projet les boutons ont deux comportements possible. L’un pour la visualisation aléatoire ou lors d’une recherche par nom et le second pour la recherche par filtre.</text:span></text:p>
      <text:p text:style-name="P14"><text:tab/><text:span text:style-name="T6">Dans le premier des cas, ils fonctionnent par système d’id. Lors du clic l’id de la planète actuelle est récupéré et utilisé pour la requête avec un ID+1 pour le boutons suivant et ID-1 pour le précédent. Pour le deuxième, ils marchent avec un système de compteur qui permet de refaire la même requête que lors du filtre mais de modifier la limite. ( 0,1 ou 1,1 ou 2,1 etc ). C’est la modification de la variable ‘methodee’ lors du clic des trois boutons possibles et son envoi lors de la requête ajax sur les contrôleurs getPrev et getNext <text:s/>qui permet cette gestion de comportement.</text:span></text:p>
      <text:p text:style-name="P4"><text:span text:style-name="T4"/></text:p>
      <text:p text:style-name="P4"/>
      <text:list xml:id="list110233590617019" text:continue-numbering="true" text:style-name="L3">
        <text:list-item>
          <text:p text:style-name="P11">Base de données</text:p>
        </text:list-item>
      </text:list>
      <text:p text:style-name="P4"/>
      <text:p text:style-name="P6">Les données présentées dans le site sont stockées en base de données MySQL.</text:p>
      <text:p text:style-name="P4"/>
      <text:list xml:id="list110232755784074" text:continue-numbering="true" text:style-name="L3">
        <text:list-item>
          <text:p text:style-name="P11">Images</text:p>
        </text:list-item>
      </text:list>
      <text:p text:style-name="P4"/>
      <text:p text:style-name="P6">Sur chaque fiche planète, nous avons une image d’exoplanète qui apparaît avec les données présentées. Cet affichage est généré via la fonction getImagePlanete(). Elle permet de <text:span text:style-name="T8">récupérer</text:span> de façon aléatoire les images stockées en base de données, sur une table indépendante. Pour être plus précis, <text:s/>seul le nom du fichier image est stocké en base de données. Les fichiers sont enregistrés sur un serveur et le chemin d’accès au répertoire est ainsi spécifié lorsque la fonction de récupération d’images est exécutée.</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serif" svg:font-family="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tagiaire</meta:initial-creator>
    <meta:creation-date>2017-03-20T09:08:00Z</meta:creation-date>
    <dc:date>2017-03-20T11:02:32.391609231</dc:date>
    <meta:editing-cycles>7</meta:editing-cycles>
    <meta:editing-duration>PT21M40S</meta:editing-duration>
    <meta:document-statistic meta:table-count="0" meta:image-count="0" meta:object-count="0" meta:page-count="3" meta:paragraph-count="40" meta:word-count="1038" meta:character-count="6303" meta:non-whitespace-character-count="5285"/>
    <meta:template xlink:type="simple" xlink:actuate="onRequest" xlink:title="" xlink:href="Normal.dotm"/>
  </office:meta>
</office:document-meta>
</file>